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47507872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547793936">
          <text:deletion>
            <office:change-info>
              <dc:creator>Bob Jacobsen</dc:creator>
              <dc:date>2010-10-08T22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424867260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547507872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Intended Use (Informative)</text:h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142094320" text:style-name="L2">
        <text:list-item>
          <text:p text:style-name="P14">OpenLCB Common Information Technical Note</text:p>
        </text:list-item>
      </text:list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>Every OpenLCB node shall have a unique node identifier.</text:p>
      <text:p text:style-name="Standard">Node identifiers shall be allocated using one of the mechanisms in this section.</text:p>
      <text:p text:style-name="Standard"/>
      <text:p text:style-name="Standard"/>
      <text:p text:style-name="Standard"/>
      <text:p text:style-name="Standard"/>
      <text:p text:style-name="Standard">Below this is just a collection of pieces from other docs right now.</text:p>
      <text:h text:style-name="P1" text:outline-level="1"><text:change-end text:change-id="ct547507872"/><text:change text:change-id="ct547793936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475052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4750532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47505200"/><text:change-start text:change-id="ct547505328"/>OpenLCB-CAN Praesent Gravida Standard or Technical Note<text:change-end text:change-id="ct547505328"/></text:p>
      </style:header>
      <style:footer>
        <text:tracked-changes>
          <text:changed-region text:id="ct5483101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4750545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2930928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48310176"/><text:change-start text:change-id="ct547505456"/><text:span text:style-name="MT2">Copyright 2010, by J. Day, D. Harris, B. Jacobsen, and A. Shepherd</text:span><text:change-end text:change-id="ct547505456"/><text:change text:change-id="ct62930928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0:15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4775620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477573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47756304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548312432">
            <text:deletion>
              <office:change-info>
                <dc:creator>Bob Jacobsen</dc:creator>
                <dc:date>2010-10-08T22:06:00</dc:date>
              </office:change-info>
              <text:p text:style-name="MP7">(title)</text:p>
            </text:deletion>
          </text:changed-region>
          <text:changed-region text:id="ct548312544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54831275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96490096">
            <text:insertion>
              <office:change-info>
                <dc:creator>Bob Jacobsen</dc:creator>
                <dc:date>2010-10-14T08:40:00</dc:date>
              </office:change-info>
            </text:insertion>
          </text:changed-region>
          <text:changed-region text:id="ct54831286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2929883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47756208"/><text:change-start text:change-id="ct547757392"/>OpenLCB S<text:change-end text:change-id="ct547757392"/><text:change-start text:change-id="ct547756304"/>tandard<text:change-end text:change-id="ct54775630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48312432"/><text:change-start text:change-id="ct548312544"/>OpenLCB Node Identifiers<text:change-end text:change-id="ct5483125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48312752"/><text:change-start text:change-id="ct596490096"/><text:date style:data-style-name="N75" text:date-value="2010-10-14T08:40:15">Oct 14, 2010</text:date><text:change-end text:change-id="ct596490096"/></text:p>
            </table:table-cell>
            <table:table-cell table:style-name="Table1.C1" office:value-type="string">
              <text:p text:style-name="MP7"><text:change text:change-id="ct548312864"/><text:change-start text:change-id="ct629298832"/>Preliminary<text:change-end text:change-id="ct629298832"/></text:p>
            </table:table-cell>
          </table:table-row>
        </table:table>
        <text:p text:style-name="Header"/>
      </style:header>
      <style:footer>
        <text:tracked-changes>
          <text:changed-region text:id="ct59421460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9421782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473263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94214608"/><text:change-start text:change-id="ct594217824"/><text:span text:style-name="MT5">10</text:span><text:change-end text:change-id="ct594217824"/><text:span text:style-name="MT5">, by J. Day, D. Harris, B. Jacobsen, </text:span><text:change text:change-id="ct54732632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0:15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Standard</dc:title>
    <meta:initial-creator>Alex Shepherd</meta:initial-creator>
    <meta:creation-date>2009-01-22T07:11:27</meta:creation-date>
    <meta:editing-cycles>57</meta:editing-cycles>
    <meta:editing-duration>PT11H47M51S</meta:editing-duration>
    <meta:generator>OpenOffice.org/3.2$Unix OpenOffice.org_project/320m18$Build-9502</meta:generator>
    <dc:date>2010-10-14T08:40:14</dc:date>
    <dc:creator>Bob Jacobsen</dc:creator>
    <meta:document-statistic meta:table-count="1" meta:image-count="1" meta:object-count="0" meta:page-count="2" meta:paragraph-count="43" meta:word-count="347" meta:character-count="2217"/>
    <meta:user-defined meta:name="Info 1"/>
    <meta:user-defined meta:name="Info 2"/>
    <meta:user-defined meta:name="Info 3"/>
    <meta:user-defined meta:name="Info 4"/>
  </office:meta>
</office:document-meta>
</file>